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3">
      <style:paragraph-properties fo:margin-top="0in" fo:margin-bottom="0in"/>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4">
      <style:paragraph-properties fo:margin-top="0in" fo:margin-bottom="0in"/>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0, 2023 (05:1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he syntax of <text:span text:style-name="KeywordTok">while</text:span> loops,</text:p>
        </text:list-item>
        <text:list-item>
          <text:p text:style-name="P1">To stress the importance of conditions, e.g., the difference between <text:span text:style-name="OperatorTok">&lt;</text:span> and <text:span text:style-name="OperatorTok">&lt;=</text:span>,</text:p>
        </text:list-item>
        <text:list-item>
          <text:p text:style-name="P1">To study loops whose counter starts at values different from <text:span text:style-name="DecValTok">0</text:span>,</text:p>
        </text:list-item>
        <text:list-item>
          <text:p text:style-name="P1">To exhibit that loop counters can be incremented or decremented by any value (not just one),</text:p>
        </text:list-item>
        <text:list-item>
          <text:p text:style-name="P1">To detect and debug infinite loops,</text:p>
        </text:list-item>
        <text:list-item>
          <text:p text:style-name="P1">To design simple algorithms requiring loops,</text:p>
        </text:list-item>
        <text:list-item>
          <text:p text:style-name="P1">(Optional) To have loops controlled by sentinel values.</text:p>
        </text:list-item>
      </text:list>
      <text:h text:style-name="Heading_20_1" text:outline-level="1"><text:bookmark-start text:name="practicing-while-loops-warm-up"/>Practicing while Loops – Warm-Up<text:bookmark-end text:name="practicing-while-loops-warm-up"/></text:h>
      <text:p text:style-name="First_20_paragraph">Create a new project, and replace the content of the <text:span text:style-name="NormalTok">Main</text:span> method with the following code:</text:p>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Replace <text:span text:style-name="OperatorTok">&lt;</text:span> with <text:span text:style-name="OperatorTok">&lt;=</text:span>, and note that it prints the number from 0 to 100, even if you did not change the numbers.</text:p>
        </text:list-item>
        <text:list-item>
          <text:p text:style-name="P8">Replace <text:span text:style-name="DecValTok">0</text:span> with <text:span text:style-name="DecValTok">100</text:span> and <text:span text:style-name="DecValTok">100</text:span> with <text:span text:style-name="DecValTok">300</text:span>, and note that it prints the numbers from 100 to 300. Observe that the counter can start from and terminate with any number you wish.</text:p>
        </text:list-item>
        <text:list-item>
          <text:p text:style-name="P8">Modify the code such that it prints all integers between 0 and 100 that are divisible by 3. The solution is given below, but please think about it before reading it.</text:p>
        </text:list-item>
      </text:list>
      <text:p text:style-name="First_20_paragraph">Solution</text:p>
      <text:p text:style-name="Text_20_body">To implement the above problem, you may use the following:</text:p>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1" text:outline-level="1"><text:bookmark-start text:name="practicing-while-loops-decrementing-counter"/>Practicing while Loops – Decrementing Counter<text:bookmark-end text:name="practicing-while-loops-decrementing-counter"/></text:h>
      <text:p text:style-name="First_20_paragraph">Create a new project and replace the content of the <text:span text:style-name="NormalTok">Main</text:span> method with the following code:</text:p>
      <text:p text:style-name="P22">int n = 100;</text:p>
      <text:p text:style-name="P23">while (n &gt; 0)</text:p>
      <text:p text:style-name="P24">{</text:p>
      <text:p text:style-name="P25"><text:s text:c="4"/>Console.WriteLine(n);</text:p>
      <text:p text:style-name="P26"><text:s text:c="4"/>n--;</text:p>
      <text:p text:style-name="P27">}</text:p>
      <text:p text:style-name="First_20_paragraph">Execute the code, and explain what you see in the console. Note that the counter is decremented, not incremented.</text:p>
      <text:h text:style-name="Heading_20_1" text:outline-level="1"><text:bookmark-start text:name="practicing-while-loops-mystery-program"/>Practicing while Loops – Mystery Program<text:bookmark-end text:name="practicing-while-loops-mystery-program"/></text:h>
      <text:p text:style-name="First_20_paragraph">Create a new project and replace the content of the <text:span text:style-name="NormalTok">Main</text:span> method with the following code:</text:p>
      <text:p text:style-name="P28">int n;</text:p>
      <text:p text:style-name="P29">Console.Write("Enter a natural number greater than 2: ");</text:p>
      <text:p text:style-name="P30">n = int.Parse(Console.ReadLine());</text:p>
      <text:p text:style-name="P31">int i = 2;</text:p>
      <text:p text:style-name="P32">while(n % i != 0 &amp;&amp; i &lt; n )</text:p>
      <text:p text:style-name="P33">{</text:p>
      <text:p text:style-name="P34"><text:s text:c="4"/>i++;</text:p>
      <text:p text:style-name="P35">}</text:p>
      <text:p text:style-name="P36">if (i == n)</text:p>
      <text:p text:style-name="P37"><text:s text:c="4"/>Console.WriteLine($"{n} is a ... number");</text:p>
      <text:p text:style-name="P38">else</text:p>
      <text:p text:style-name="P39"><text:s text:c="4"/>Console.WriteLine($"{n} is not a ... number");</text:p>
      <text:list text:style-name="L3">
        <text:list-item>
          <text:p text:style-name="P40">What does the code do? Explain the boolean expression of the loop</text:p>
        </text:list-item>
        <text:list-item>
          <text:p text:style-name="P40">Replace <text:span text:style-name="OperatorTok">...</text:span> with a meaningful word.</text:p>
        </text:list-item>
      </text:list>
      <text:h text:style-name="Heading_20_1" text:outline-level="1"><text:bookmark-start text:name="practicing-while-loops-summing-user-input"/>Practicing while Loops – Summing User-Input<text:bookmark-end text:name="practicing-while-loops-summing-user-input"/></text:h>
      <text:p text:style-name="First_20_paragraph">Write a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p text:style-name="Text_20_body">Here is an example of the desired execution, where the user input is underlined, and hitting “enter” is represented by ↵:</text:p>
      <text:p text:style-name="P41">Please enter an integer greater than 1:</text:p>
      <text:p text:style-name="P42">8̲↵</text:p>
      <text:p text:style-name="P43">The sum from 1 to your number is: 36</text:p>
      <text:p text:style-name="First_20_paragraph">And indeed you can verify for yourself that 1+2+3+4+5+6+7+8 = 36.</text:p>
      <text:h text:style-name="Heading_20_1" text:outline-level="1"><text:bookmark-start text:name="infinite-loops"/>Infinite Loops<text:bookmark-end text:name="infinite-loops"/></text:h>
      <text:p text:style-name="First_20_paragraph">All of the following are examples of infinite loops. Can you spot the “problem”? For each of them, suggest an edit that would make them terminate.</text:p>
      <text:p text:style-name="P44">int number = 0;</text:p>
      <text:p text:style-name="P45">while (number &lt;=5) {</text:p>
      <text:p text:style-name="P46"><text:s text:c="4"/>Console.WriteLine("Hi!");</text:p>
      <text:p text:style-name="P47"><text:s text:c="4"/>Console.WriteLine(number);</text:p>
      <text:p text:style-name="P48">}</text:p>
      <text:p text:style-name="P49">int number1 = 0, number = 0;</text:p>
      <text:p text:style-name="P50">while (number &lt;=5) {</text:p>
      <text:p text:style-name="P51"><text:s text:c="4"/>Console.WriteLine("Hi!");</text:p>
      <text:p text:style-name="P52"><text:s text:c="4"/>Console.WriteLine(number);</text:p>
      <text:p text:style-name="P53"><text:s text:c="4"/>number1++;</text:p>
      <text:p text:style-name="P54">}</text:p>
      <text:p text:style-name="P55">int number = 0;</text:p>
      <text:p text:style-name="P56">while (number &lt;=5);</text:p>
      <text:p text:style-name="P57">{</text:p>
      <text:p text:style-name="P58"><text:s text:c="4"/>Console.WriteLine("Hi!");</text:p>
      <text:p text:style-name="P59"><text:s text:c="4"/>Console.WriteLine(number);</text:p>
      <text:p text:style-name="P60"><text:s text:c="4"/>number++;</text:p>
      <text:p text:style-name="P61">}</text:p>
      <text:p text:style-name="P62">int number = 0;</text:p>
      <text:p text:style-name="P63">while (number &lt;=5)</text:p>
      <text:p text:style-name="P64">Console.WriteLine("Hi!");</text:p>
      <text:p text:style-name="P65">Console.WriteLine(number);</text:p>
      <text:p text:style-name="P66">number++;</text:p>
      <text:p text:style-name="P67">int number = 0;</text:p>
      <text:p text:style-name="P68">while (number &lt;= 5)</text:p>
      <text:p text:style-name="P69">{</text:p>
      <text:p text:style-name="P70"><text:s text:c="4"/>Console.WriteLine("Hi!");</text:p>
      <text:p text:style-name="P71"><text:s text:c="4"/>Console.WriteLine(number);</text:p>
      <text:p text:style-name="P72">}</text:p>
      <text:p text:style-name="P73">number++;</text:p>
      <text:p text:style-name="P74">int number = 0;</text:p>
      <text:p text:style-name="P75">while (number &lt;= 5)</text:p>
      <text:p text:style-name="P76">{</text:p>
      <text:p text:style-name="P77"><text:s text:c="4"/>Console.WriteLine("Hi!");</text:p>
      <text:p text:style-name="P78"><text:s text:c="4"/>number--;</text:p>
      <text:p text:style-name="P79"><text:s text:c="4"/>Console.WriteLine(number);</text:p>
      <text:p text:style-name="P80"><text:s text:c="4"/>number++;</text:p>
      <text:p text:style-name="P81">}</text:p>
      <text:h text:style-name="Heading_20_1" text:outline-level="1"><text:bookmark-start text:name="pushing-further-optional"/>Pushing Further (Optional)<text:bookmark-end text:name="pushing-further-optional"/></text:h>
      <text:p text:style-name="First_20_paragraph">Here are two advances challenges with little-to-no clue to help you getting started. Try to think “off-keyboard” for a while before coding your solution, and test it extensively.</text:p>
      <text:h text:style-name="Heading_20_2" text:outline-level="2"><text:bookmark-start text:name="advanced-problem-1"/>Advanced Problem 1<text:bookmark-end text:name="advanced-problem-1"/></text:h>
      <text:p text:style-name="First_20_paragraph">Write a program that gets a number from the user and finds its biggest divisor less than the number itself.</text:p>
      <text:h text:style-name="Heading_20_2" text:outline-level="2"><text:bookmark-start text:name="advanced-problem-2"/>Advanced Problem 2<text:bookmark-end text:name="advanced-problem-2"/></text:h>
      <text:p text:style-name="First_20_paragraph">Study the following program:</text:p>
      <text:p text:style-name="P82">Console.WriteLine("Enter a number to sum, or \"Done\" to stop and print the total.");</text:p>
      <text:p text:style-name="P83">string enter = Console.ReadLine();</text:p>
      <text:p text:style-name="P84">int sum = 0;</text:p>
      <text:p text:style-name="P85">while (enter != "Done")</text:p>
      <text:p text:style-name="P86">{</text:p>
      <text:p text:style-name="P87"><text:s text:c="4"/>sum += int.Parse(enter);</text:p>
      <text:p text:style-name="P88"><text:s text:c="4"/>Console.WriteLine("Enter a number to sum, or \"Done\" to stop and print the total.");</text:p>
      <text:p text:style-name="P89"><text:s text:c="4"/>enter = Console.ReadLine();</text:p>
      <text:p text:style-name="P90">}</text:p>
      <text:p text:style-name="P91">Console.WriteLine($"Your total is {sum}.");</text:p>
      <text:list text:style-name="L4">
        <text:list-item>
          <text:p text:style-name="P92">Execute it, and make sure you understand its mechanism.</text:p>
        </text:list-item>
        <text:list-item>
          <text:p text:style-name="P92">It contains a “sentinel value”: can you tell what it is?</text:p>
        </text:list-item>
        <text:list-item>
          <text:p text:style-name="P92">Write a program by taking inspiration from this previous program. Your program should ask the user to enter integers. After the user indicates they are done (by entering a sentinel value like “Done”), display the smallest value the user entered. If the user did not enter any integers, display “You did not enter anythi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6Z</meta:creation-date>
    <dc:date>2023-02-20T22:14:06Z</dc:date>
    <meta:user-defined meta:name="date" meta:value-type="string">February  20, 2023 (05:1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